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4.232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4.9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110">
      <style:table-cell-properties fo:background-color="#ff3366"/>
    </style:style>
    <style:style style:name="ce3" style:family="table-cell" style:parent-style-name="Default" style:data-style-name="N110">
      <style:table-cell-properties fo:background-color="#ffff99"/>
    </style:style>
    <style:style style:name="ce4" style:family="table-cell" style:parent-style-name="Default" style:data-style-name="N1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ce2" office:value-type="string">
            <text:p>string</text:p>
          </table:table-cell>
          <table:table-cell table:style-name="ce3" office:value-type="float" office:value="52.545904">
            <text:p>52,5459040</text:p>
          </table:table-cell>
          <table:table-cell table:style-name="ce3" office:value-type="float" office:value="17.545531">
            <text:p>17,5455310</text:p>
          </table:table-cell>
          <table:table-cell table:style-name="ce6" office:value-type="float" office:value="10000000">
            <text:p>10000000</text:p>
          </table:table-cell>
          <table:table-cell table:style-name="Default"/>
        </table:table-row>
        <table:table-row table:style-name="ro1">
          <table:table-cell office:value-type="float" office:value="52.545904">
            <text:p>52,5459040</text:p>
          </table:table-cell>
          <table:table-cell office:value-type="float" office:value="17.545531">
            <text:p>17,5455310</text:p>
          </table:table-cell>
          <table:table-cell table:number-columns-repeated="2" office:value-type="float" office:value="0">
            <text:p>0</text:p>
          </table:table-cell>
          <table:table-cell table:formula="of:=[.$C$1]+([.C2]*(1/[.$E$1]))" office:value-type="float" office:value="52.545904">
            <text:p>52,5459040</text:p>
          </table:table-cell>
          <table:table-cell table:formula="of:=[.$D$1]+[.D2]" office:value-type="float" office:value="17.545531">
            <text:p>17,5455310</text:p>
          </table:table-cell>
        </table:table-row>
        <table:table-row table:style-name="ro1">
          <table:table-cell office:value-type="float" office:value="52.5440578">
            <text:p>52,5440578</text:p>
          </table:table-cell>
          <table:table-cell office:value-type="float" office:value="17.5385785">
            <text:p>17,5385785</text:p>
          </table:table-cell>
          <table:table-cell table:formula="of:=([.A3]-[.$A$2])*10000000" office:value-type="float" office:value="-18462.000000028">
            <text:p>-18462</text:p>
          </table:table-cell>
          <table:table-cell table:formula="of:=([.B3]-[.$B$2])*10000000" office:value-type="float" office:value="-69525.0000000058">
            <text:p>-69525</text:p>
          </table:table-cell>
          <table:table-cell table:formula="of:=[.$C$1]+([.C3]*(1/[.$E$1]))" office:value-type="float" office:value="52.5440578">
            <text:p>52,5440578</text:p>
          </table:table-cell>
          <table:table-cell table:formula="of:=[.$D$1]+([.D3]*(1/[.$E$1]))" office:value-type="float" office:value="17.5385785">
            <text:p>17,5385785</text:p>
          </table:table-cell>
        </table:table-row>
        <table:table-row table:style-name="ro1">
          <table:table-cell office:value-type="float" office:value="52.5432683">
            <text:p>52,5432683</text:p>
          </table:table-cell>
          <table:table-cell office:value-type="float" office:value="17.542398">
            <text:p>17,5423980</text:p>
          </table:table-cell>
          <table:table-cell table:formula="of:=([.A4]-[.$A$2])*10000000" office:value-type="float" office:value="-26356.9999999902">
            <text:p>-26357</text:p>
          </table:table-cell>
          <table:table-cell table:formula="of:=([.B4]-[.$B$2])*10000000" office:value-type="float" office:value="-31330.0000000183">
            <text:p>-31330</text:p>
          </table:table-cell>
          <table:table-cell table:formula="of:=[.$C$1]+([.C4]*(1/[.$E$1]))" office:value-type="float" office:value="52.5432683">
            <text:p>52,5432683</text:p>
          </table:table-cell>
          <table:table-cell table:formula="of:=[.$D$1]+([.D4]*(1/[.$E$1]))" office:value-type="float" office:value="17.542398">
            <text:p>17,5423980</text:p>
          </table:table-cell>
        </table:table-row>
        <table:table-row table:style-name="ro1">
          <table:table-cell office:value-type="float" office:value="52.5428115">
            <text:p>52,5428115</text:p>
          </table:table-cell>
          <table:table-cell office:value-type="float" office:value="17.5330853">
            <text:p>17,5330853</text:p>
          </table:table-cell>
          <table:table-cell table:formula="of:=([.A5]-[.$A$2])*10000000" office:value-type="float" office:value="-30925.0000000105">
            <text:p>-30925</text:p>
          </table:table-cell>
          <table:table-cell table:formula="of:=([.B5]-[.$B$2])*10000000" office:value-type="float" office:value="-124457.000000007">
            <text:p>-124457</text:p>
          </table:table-cell>
          <table:table-cell table:formula="of:=[.$C$1]+([.C5]*(1/[.$E$1]))" office:value-type="float" office:value="52.5428115">
            <text:p>52,5428115</text:p>
          </table:table-cell>
          <table:table-cell table:formula="of:=[.$D$1]+([.D5]*(1/[.$E$1]))" office:value-type="float" office:value="17.5330853">
            <text:p>17,5330853</text:p>
          </table:table-cell>
        </table:table-row>
        <table:table-row table:style-name="ro1">
          <table:table-cell office:value-type="float" office:value="52.5463348">
            <text:p>52,5463348</text:p>
          </table:table-cell>
          <table:table-cell office:value-type="float" office:value="17.5377417">
            <text:p>17,5377417</text:p>
          </table:table-cell>
          <table:table-cell table:formula="of:=([.A6]-[.$A$2])*10000000" office:value-type="float" office:value="4307.99999996623">
            <text:p>4308</text:p>
          </table:table-cell>
          <table:table-cell table:formula="of:=([.B6]-[.$B$2])*10000000" office:value-type="float" office:value="-77892.9999999889">
            <text:p>-77893</text:p>
          </table:table-cell>
          <table:table-cell table:formula="of:=[.$C$1]+([.C6]*(1/[.$E$1]))" office:value-type="float" office:value="52.5463348">
            <text:p>52,5463348</text:p>
          </table:table-cell>
          <table:table-cell table:formula="of:=[.$D$1]+([.D6]*(1/[.$E$1]))" office:value-type="float" office:value="17.5377417">
            <text:p>17,5377417</text:p>
          </table:table-cell>
        </table:table-row>
        <table:table-row table:style-name="ro1">
          <table:table-cell office:value-type="float" office:value="52.5471047">
            <text:p>52,5471047</text:p>
          </table:table-cell>
          <table:table-cell office:value-type="float" office:value="17.5450587">
            <text:p>17,5450587</text:p>
          </table:table-cell>
          <table:table-cell table:formula="of:=([.A7]-[.$A$2])*10000000" office:value-type="float" office:value="12006.9999999828">
            <text:p>12007</text:p>
          </table:table-cell>
          <table:table-cell table:formula="of:=([.B7]-[.$B$2])*10000000" office:value-type="float" office:value="-4723.00000001979">
            <text:p>-4723</text:p>
          </table:table-cell>
          <table:table-cell table:formula="of:=[.$C$1]+([.C7]*(1/[.$E$1]))" office:value-type="float" office:value="52.5471047">
            <text:p>52,5471047</text:p>
          </table:table-cell>
          <table:table-cell table:formula="of:=[.$D$1]+([.D7]*(1/[.$E$1]))" office:value-type="float" office:value="17.5450587">
            <text:p>17,5450587</text:p>
          </table:table-cell>
        </table:table-row>
        <table:table-row table:style-name="ro1">
          <table:table-cell office:value-type="float" office:value="52.5462174">
            <text:p>52,5462174</text:p>
          </table:table-cell>
          <table:table-cell office:value-type="float" office:value="17.5386858">
            <text:p>17,5386858</text:p>
          </table:table-cell>
          <table:table-cell table:formula="of:=([.A8]-[.$A$2])*10000000" office:value-type="float" office:value="3134.00000003128">
            <text:p>3134</text:p>
          </table:table-cell>
          <table:table-cell table:formula="of:=([.B8]-[.$B$2])*10000000" office:value-type="float" office:value="-68452.0000000077">
            <text:p>-68452</text:p>
          </table:table-cell>
          <table:table-cell table:formula="of:=[.$C$1]+([.C8]*(1/[.$E$1]))" office:value-type="float" office:value="52.5462174">
            <text:p>52,5462174</text:p>
          </table:table-cell>
          <table:table-cell table:formula="of:=[.$D$1]+([.D8]*(1/[.$E$1]))" office:value-type="float" office:value="17.5386858">
            <text:p>17,5386858</text:p>
          </table:table-cell>
        </table:table-row>
        <table:table-row table:style-name="ro1">
          <table:table-cell office:value-type="float" office:value="52.5465828">
            <text:p>52,5465828</text:p>
          </table:table-cell>
          <table:table-cell office:value-type="float" office:value="17.5317979">
            <text:p>17,5317979</text:p>
          </table:table-cell>
          <table:table-cell table:formula="of:=([.A9]-[.$A$2])*10000000" office:value-type="float" office:value="6788.00000002866">
            <text:p>6788</text:p>
          </table:table-cell>
          <table:table-cell table:formula="of:=([.B9]-[.$B$2])*10000000" office:value-type="float" office:value="-137330.999999996">
            <text:p>-137331</text:p>
          </table:table-cell>
          <table:table-cell table:formula="of:=[.$C$1]+([.C9]*(1/[.$E$1]))" office:value-type="float" office:value="52.5465828">
            <text:p>52,5465828</text:p>
          </table:table-cell>
          <table:table-cell table:formula="of:=[.$D$1]+([.D9]*(1/[.$E$1]))" office:value-type="float" office:value="17.5317979">
            <text:p>17,5317979</text:p>
          </table:table-cell>
        </table:table-row>
        <table:table-row table:style-name="ro1">
          <table:table-cell office:value-type="float" office:value="52.5456824">
            <text:p>52,5456824</text:p>
          </table:table-cell>
          <table:table-cell office:value-type="float" office:value="17.5382566">
            <text:p>17,5382566</text:p>
          </table:table-cell>
          <table:table-cell table:formula="of:=([.A10]-[.$A$2])*10000000" office:value-type="float" office:value="-2216.00000003264">
            <text:p>-2216</text:p>
          </table:table-cell>
          <table:table-cell table:formula="of:=([.B10]-[.$B$2])*10000000" office:value-type="float" office:value="-72744.0000000001">
            <text:p>-72744</text:p>
          </table:table-cell>
          <table:table-cell table:formula="of:=[.$C$1]+([.C10]*(1/[.$E$1]))" office:value-type="float" office:value="52.5456824">
            <text:p>52,5456824</text:p>
          </table:table-cell>
          <table:table-cell table:formula="of:=[.$D$1]+([.D10]*(1/[.$E$1]))" office:value-type="float" office:value="17.5382566">
            <text:p>17,5382566</text:p>
          </table:table-cell>
        </table:table-row>
        <table:table-row table:style-name="ro1">
          <table:table-cell office:value-type="float" office:value="52.5446776">
            <text:p>52,5446776</text:p>
          </table:table-cell>
          <table:table-cell office:value-type="float" office:value="17.5384068">
            <text:p>17,5384068</text:p>
          </table:table-cell>
          <table:table-cell table:formula="of:=([.A11]-[.$A$2])*10000000" office:value-type="float" office:value="-12264.0000000018">
            <text:p>-12264</text:p>
          </table:table-cell>
          <table:table-cell table:formula="of:=([.B11]-[.$B$2])*10000000" office:value-type="float" office:value="-71241.999999998">
            <text:p>-71242</text:p>
          </table:table-cell>
          <table:table-cell table:formula="of:=[.$C$1]+([.C11]*(1/[.$E$1]))" office:value-type="float" office:value="52.5446776">
            <text:p>52,5446776</text:p>
          </table:table-cell>
          <table:table-cell table:formula="of:=[.$D$1]+([.D11]*(1/[.$E$1]))" office:value-type="float" office:value="17.5384068">
            <text:p>17,5384068</text:p>
          </table:table-cell>
        </table:table-row>
        <table:table-row table:style-name="ro1">
          <table:table-cell office:value-type="float" office:value="52.5437511">
            <text:p>52,5437511</text:p>
          </table:table-cell>
          <table:table-cell office:value-type="float" office:value="17.5392652">
            <text:p>17,5392652</text:p>
          </table:table-cell>
          <table:table-cell table:formula="of:=([.A12]-[.$A$2])*10000000" office:value-type="float" office:value="-21528.9999999868">
            <text:p>-21529</text:p>
          </table:table-cell>
          <table:table-cell table:formula="of:=([.B12]-[.$B$2])*10000000" office:value-type="float" office:value="-62658.0000000132">
            <text:p>-62658</text:p>
          </table:table-cell>
          <table:table-cell table:formula="of:=[.$C$1]+([.C12]*(1/[.$E$1]))" office:value-type="float" office:value="52.5437511">
            <text:p>52,5437511</text:p>
          </table:table-cell>
          <table:table-cell table:formula="of:=[.$D$1]+([.D12]*(1/[.$E$1]))" office:value-type="float" office:value="17.5392652">
            <text:p>17,5392652</text:p>
          </table:table-cell>
        </table:table-row>
        <table:table-row table:style-name="ro1">
          <table:table-cell table:style-name="Default" table:number-columns-repeated="2"/>
          <table:table-cell table:style-name="ce5" office:value-type="string" table:number-columns-spanned="2" table:number-rows-spanned="1">
            <text:p>VECTOR</text:p>
          </table:table-cell>
          <table:covered-table-cell table:style-name="ce5"/>
          <table:table-cell table:style-name="Default" table:number-columns-repeated="2"/>
        </table:table-row>
        <table:table-row table:style-name="ro1">
          <table:table-cell table:style-name="Default" office:value-type="string">
            <text:p>lat</text:p>
          </table:table-cell>
          <table:table-cell table:style-name="Default"/>
          <table:table-cell table:style-name="Default" office:value-type="string">
            <text:p>lat</text:p>
          </table:table-cell>
          <table:table-cell table:style-name="Default" office:value-type="string">
            <text:p>long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LONG</text:p>
          </table:table-cell>
          <table:table-cell table:style-name="Default"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.02.2022</text:date>, <text:time>12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41S</meta:editing-duration>
    <meta:editing-cycles>6</meta:editing-cycles>
    <meta:generator>OpenOffice/4.1.7$Win32 OpenOffice.org_project/417m1$Build-9800</meta:generator>
    <dc:date>2022-02-02T12:38:10.61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